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" svg:font-family="'Lohit Devanagari'"/>
    <style:font-face style:name="Lohit Devanagari1" svg:font-family="'Lohit Devanagari'" style:font-pitch="variable"/>
    <style:font-face style:name="Noto Sans CJK SC" svg:font-family="'Noto Sans CJK SC'" style:font-pitch="variable"/>
    <style:font-face style:name="Noto Serif CJK SC" svg:font-family="'Noto Serif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Arial" svg:font-family="Arial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start" style:justify-single-word="false" style:writing-mode="lr-tb"/>
      <style:text-properties officeooo:rsid="00147c91" officeooo:paragraph-rsid="00147c91"/>
    </style:style>
    <style:style style:name="P3" style:family="paragraph" style:parent-style-name="Standard">
      <style:paragraph-properties fo:text-align="start" style:justify-single-word="false" fo:break-before="page" style:writing-mode="lr-tb"/>
    </style:style>
    <style:style style:name="P4" style:family="paragraph" style:parent-style-name="Standard" style:master-page-name="Standard">
      <style:paragraph-properties fo:text-align="center" style:justify-single-word="false" style:page-number="auto" style:writing-mode="lr-tb"/>
    </style:style>
    <style:style style:name="T1" style:family="text">
      <style:text-properties officeooo:rsid="00147c91"/>
    </style:style>
    <style:style style:name="T2" style:family="text">
      <style:text-properties style:use-window-font-color="true" style:font-name="Liberation Serif1" fo:font-size="12pt" fo:language="pt" fo:country="BR" officeooo:rsid="00147c91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### QUESTIONÁRIO SISTEMA BIBLIOTECA ###</text:p>
      <text:p text:style-name="P1"/>
      <text:p text:style-name="P1"/>
      <text:p text:style-name="P1">Quantas bibliotecas você já frequentou?</text:p>
      <text:p text:style-name="P2">Três.</text:p>
      <text:p text:style-name="P1"/>
      <text:p text:style-name="P1">Caso já tenha frequentado, qual o tipo da biblioteca?</text:p>
      <text:p text:style-name="P1"/>
      <text:p text:style-name="P1"><text:tab/>(<text:span text:style-name="T1">X</text:span>) Municipais</text:p>
      <text:p text:style-name="P1"><text:tab/>() Estaduais</text:p>
      <text:p text:style-name="P1"><text:tab/>(<text:span text:style-name="T1">X</text:span>) Instituições de Ensino</text:p>
      <text:p text:style-name="P1"><text:tab/>() Outras</text:p>
      <text:p text:style-name="P1"><text:tab/></text:p>
      <text:p text:style-name="P1">Você usaria um sistema de gerenciamento de bibliotecas? Se não, justifique.</text:p>
      <text:p text:style-name="P2">Sim.</text:p>
      <text:p text:style-name="P1"/>
      <text:p text:style-name="P1">Marque de 1 a 5 a relevância que as seguintes funções que o sistema poderia oferecer:</text:p>
      <text:p text:style-name="P1"><text:tab/>1 - Desnecessário</text:p>
      <text:p text:style-name="P1"><text:tab/>5 - Extremamente Necessário</text:p>
      <text:p text:style-name="P1"/>
      <text:p text:style-name="P1">O sistema deve ser acessado por meio de um website, tanto para colaboradores quanto para frequentadores (sem necessidade de download e/ou instalação de programas):</text:p>
      <text:p text:style-name="P1"><text:tab/>() - 1</text:p>
      <text:p text:style-name="P1"><text:tab/>() - 2</text:p>
      <text:p text:style-name="P1"><text:tab/>() - 3</text:p>
      <text:p text:style-name="P1"><text:tab/>() - 4</text:p>
      <text:p text:style-name="P1"><text:tab/>(<text:span text:style-name="T1">x</text:span>) - 5</text:p>
      <text:p text:style-name="P1"/>
      <text:p text:style-name="P1">O sistema deve ser um aplicativo instalado no dispositivo que está sendo utilizado para fazer o acesso (com necessidade de download e/ou instalação de programas):</text:p>
      <text:p text:style-name="P1"><text:tab/>(<text:span text:style-name="T1">x</text:span>) - 1</text:p>
      <text:p text:style-name="P1"><text:tab/>() - 2</text:p>
      <text:p text:style-name="P1"><text:tab/>() - 3</text:p>
      <text:p text:style-name="P1"><text:tab/>() - 4</text:p>
      <text:p text:style-name="P1"><text:tab/>() - 5</text:p>
      <text:p text:style-name="P1"/>
      <text:p text:style-name="P1">Controle de frequentadores (cadastro, atualização, exclusão e busca):</text:p>
      <text:p text:style-name="P1"><text:tab/>() - 1</text:p>
      <text:p text:style-name="P1"><text:tab/>() - 2</text:p>
      <text:p text:style-name="P1"><text:tab/>() - 3</text:p>
      <text:p text:style-name="P1"><text:tab/>() - 4</text:p>
      <text:p text:style-name="P1"><text:tab/>(<text:span text:style-name="T1">x</text:span>) - 5</text:p>
      <text:p text:style-name="P1"/>
      <text:p text:style-name="P1">Controle de exemplares (cadastro, atualização, exclusão e busca):</text:p>
      <text:p text:style-name="P1"><text:tab/>() - 1</text:p>
      <text:p text:style-name="P1"><text:tab/>() - 2</text:p>
      <text:p text:style-name="P1"><text:tab/>() - 3</text:p>
      <text:p text:style-name="P1"><text:tab/>() - 4</text:p>
      <text:p text:style-name="P1"><text:tab/>(<text:span text:style-name="T1">x</text:span>) - 5</text:p>
      <text:p text:style-name="P1"/>
      <text:p text:style-name="P1">Os livros, mesmo os repetidos, devem ter uma identificação única?</text:p>
      <text:p text:style-name="P1"><text:tab/>(<text:span text:style-name="T1">x</text:span>) - Sim</text:p>
      <text:p text:style-name="P1"><text:soft-page-break/><text:tab/>() - Não</text:p>
      <text:p text:style-name="P1"/>
      <text:p text:style-name="P3">Controle de colaboradores (cadastro, atualização, exclusão e busca):</text:p>
      <text:p text:style-name="P1"><text:tab/>() - 1</text:p>
      <text:p text:style-name="P1"><text:tab/>() - 2</text:p>
      <text:p text:style-name="P1"><text:tab/>() - 3</text:p>
      <text:p text:style-name="P1"><text:tab/>() - 4</text:p>
      <text:p text:style-name="P1"><text:tab/>(<text:span text:style-name="T1">x</text:span>) - 5</text:p>
      <text:p text:style-name="P1"/>
      <text:p text:style-name="P1">Controle de empréstimos (realização, renovação):</text:p>
      <text:p text:style-name="P1"><text:tab/>() - 1</text:p>
      <text:p text:style-name="P1"><text:tab/>() - 2</text:p>
      <text:p text:style-name="P1"><text:tab/>() - 3</text:p>
      <text:p text:style-name="P1"><text:tab/>() - 4</text:p>
      <text:p text:style-name="P1"><text:tab/>(<text:span text:style-name="T1">x</text:span>) - 5</text:p>
      <text:p text:style-name="P1"/>
      <text:p text:style-name="P1">Mecanismo de penalização para os que atrasarem a devolução do exemplar:</text:p>
      <text:p text:style-name="P1"><text:tab/>() - 1</text:p>
      <text:p text:style-name="P1"><text:tab/>() - 2</text:p>
      <text:p text:style-name="P1"><text:tab/>(<text:span text:style-name="T1">x</text:span>) - 3</text:p>
      <text:p text:style-name="P1"><text:tab/>() - 4</text:p>
      <text:p text:style-name="P1"><text:tab/>() - 5</text:p>
      <text:p text:style-name="P1"/>
      <text:p text:style-name="P1">Mecanismo para reserva de livros em situação de empréstimo:</text:p>
      <text:p text:style-name="P1"><text:tab/>() - 1</text:p>
      <text:p text:style-name="P1"><text:tab/>() - 2</text:p>
      <text:p text:style-name="P1"><text:tab/>() - 3</text:p>
      <text:p text:style-name="P1"><text:tab/>() - 4</text:p>
      <text:p text:style-name="P1"><text:tab/>(<text:span text:style-name="T1">x</text:span>) - 5</text:p>
      <text:p text:style-name="P1"/>
      <text:p text:style-name="P1">Envio de e-mails (cobrança, comunicados, etc.):</text:p>
      <text:p text:style-name="P1"><text:tab/>() - 1</text:p>
      <text:p text:style-name="P1"><text:tab/>() - 2</text:p>
      <text:p text:style-name="P1"><text:tab/>() - 3</text:p>
      <text:p text:style-name="P1"><text:tab/>() - 4</text:p>
      <text:p text:style-name="P1"><text:tab/>(<text:span text:style-name="T1">x</text:span>) - 5</text:p>
      <text:p text:style-name="P1"/>
      <text:p text:style-name="P1">Você gostaria de sugerir alguma função que o sistema deve ter?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" svg:font-family="'Lohit Devanagari'"/>
    <style:font-face style:name="Lohit Devanagari1" svg:font-family="'Lohit Devanagari'" style:font-pitch="variable"/>
    <style:font-face style:name="Noto Sans CJK SC" svg:font-family="'Noto Sans CJK SC'" style:font-pitch="variable"/>
    <style:font-face style:name="Noto Serif CJK SC" svg:font-family="'Noto Serif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Arial" svg:font-family="Arial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Noto Serif CJK SC" style:font-family-asian="'Noto Serif CJK SC'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1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13T22:12:06.207834500</meta:creation-date>
    <dc:date>2020-10-14T15:23:22.090000000</dc:date>
    <meta:editing-cycles>3</meta:editing-cycles>
    <meta:editing-duration>PT10M27S</meta:editing-duration>
    <meta:print-date>1995-11-21T17:41:00</meta:print-date>
    <meta:document-statistic meta:table-count="0" meta:image-count="0" meta:object-count="0" meta:page-count="3" meta:paragraph-count="72" meta:word-count="331" meta:character-count="1634" meta:non-whitespace-character-count="1320"/>
    <meta:generator>LibreOffice/6.3.4.2$Windows_X86_64 LibreOffice_project/60da17e045e08f1793c57c00ba83cdfce946d0aa</meta:generator>
  </office:meta>
</office:document-meta>
</file>